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A9F28372DB807CFF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Sensori di fronte d’onda</text:span></text:p>
              </text:list-header>
              <text:list-item>
                <text:p>Alta velocità (10-15FPS)</text:p>
              </text:list-item>
              <text:list-item>
                <text:p>Trasduttori per attuatori ottico-meccanici</text:p>
              </text:list-item>
              <text:list-item>
                <text:p>Disponibili in budle con camere di cattur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Microlenti</text:span></text:p>
              </text:list-header>
              <text:list-item>
                <text:p text:style-name="P3">Al fuoco</text:p>
              </text:list-item>
              <text:list-item>
                <text:p text:style-name="P3">Distribuiscono la distorsione d’onda</text:p>
              </text:list-item>
              <text:list-item>
                <text:p text:style-name="P3">Trasformata di Fourier per la correzi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p text:style-name="P1"><text:span text:style-name="T1">Maschera di apertura</text:span></text:p>
            <text:list text:style-name="L2">
              <text:list-item>
                <text:p text:style-name="P3"><text:span text:style-name="T2">All’obiettivo</text:span></text:p>
              </text:list-item>
              <text:list-item>
                <text:p text:style-name="P3"><text:span text:style-name="T2">Sfruttano la diffrazione della luce</text:span></text:p>
              </text:list-item>
              <text:list-item>
                <text:p text:style-name="P3"><text:span text:style-name="T2">Risultati simili alle microlent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Stelle laser</text:span></text:p>
            <text:list text:style-name="L2">
              <text:list-item>
                <text:p>499-501nm (giallo)</text:p>
              </text:list-item>
              <text:list-item>
                <text:p>Pattern di proiezione standard</text:p>
              </text:list-item>
              <text:list-item>
                <text:p>Utilizzo con microlenti o maschere di apertur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p text:style-name="P1"><text:span text:style-name="T1">Stelle reali</text:span></text:p>
            <text:list text:style-name="L2">
              <text:list-item>
                <text:p text:style-name="P3"><text:span text:style-name="T2">Molto luminose</text:span></text:p>
              </text:list-item>
              <text:list-item>
                <text:p text:style-name="P3"><text:span text:style-name="T2">Vicine all’oggett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9F28372DB807CF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4H51M42S</meta:editing-duration>
    <meta:editing-cycles>44</meta:editing-cycles>
    <meta:generator>LibreOffice/6.2.7.1$Linux_X86_64 LibreOffice_project/20$Build-1</meta:generator>
    <dc:title>Bright Blue</dc:title>
    <dc:date>2020-03-30T02:34:31.407456363</dc:date>
    <meta:document-statistic meta:object-count="42"/>
  </office:meta>
</office:document-meta>
</file>